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settings.xml"/>
  <manifest:file-entry manifest:media-type="text/xml" manifest:full-path="Object 1/styles.xml"/>
  <manifest:file-entry manifest:media-type="text/xml" manifest:full-path="Object 1/content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/>
    <style:font-face style:name="Menlo-Regular" svg:font-family="Menlo-Regular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5"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P2" style:family="paragraph" style:parent-style-name="Standard" style:list-style-name="L6"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4"/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Text_20_body">
      <style:text-properties fo:color="#0000ff" style:font-name="ArialMT" fo:font-size="8pt"/>
    </style:style>
    <style:style style:name="P8" style:family="paragraph" style:parent-style-name="Text_20_body" style:list-style-name="L8">
      <style:text-properties fo:color="#0000ff" style:font-name="ArialMT" fo:font-size="8pt"/>
    </style:style>
    <style:style style:name="P9" style:family="paragraph" style:parent-style-name="Text_20_body" style:list-style-name="L8">
      <style:text-properties fo:color="#0000ff" style:font-name="ArialMT" fo:font-size="8pt" style:font-size-asian="12pt" style:font-size-complex="12pt"/>
    </style:style>
    <style:style style:name="P10" style:family="paragraph" style:parent-style-name="Text_20_body" style:list-style-name="L8">
      <style:text-properties fo:color="#0000ff" style:font-name="Times New Roman" fo:font-size="12pt" style:font-size-asian="12pt" style:font-size-complex="12pt"/>
    </style:style>
    <style:style style:name="P11" style:family="paragraph" style:parent-style-name="Text_20_body" style:list-style-name="L8"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L8">
      <style:text-properties style:font-name="Times New Roman" fo:font-size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font-name-asian="Menlo-Regular" style:font-size-asian="12pt" style:font-style-asian="normal" style:font-name-complex="Menlo-Regular" style:font-size-complex="12pt" style:font-style-complex="normal"/>
    </style:style>
    <style:style style:name="T3" style:family="text">
      <style:text-properties fo:font-style="normal" style:font-name-asian="Menlo-Regular" style:font-style-asian="normal" style:font-name-complex="Menlo-Regular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name-asian="Menlo-Regular" style:font-size-asian="12pt" style:font-style-asian="normal" style:font-name-complex="Menlo-Regular" style:font-size-complex="12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font-name="Times New Roman" fo:font-size="12pt" fo:font-style="italic" style:font-name-asian="Menlo-Regular" style:font-size-asian="12pt" style:font-style-asian="italic" style:font-name-complex="Menlo-Regular" style:font-size-complex="12pt" style:font-style-complex="italic"/>
    </style:style>
    <style:style style:name="T8" style:family="text">
      <style:text-properties fo:color="#000000" style:font-name="Times New Roman" fo:font-size="12pt" fo:font-style="normal" style:font-name-asian="Menlo-Regular" style:font-size-asian="12pt" style:font-style-asian="normal" style:font-name-complex="Menlo-Regular" style:font-size-complex="12pt" style:font-style-complex="normal"/>
    </style:style>
    <style:style style:name="T9" style:family="text"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T10" style:family="text">
      <style:text-properties fo:color="#000000" style:font-name="Times New Roman" fo:font-style="normal" style:font-name-asian="Menlo-Regular" style:font-style-asian="normal" style:font-name-complex="Menlo-Regular" style:font-style-complex="normal"/>
    </style:style>
    <style:style style:name="T11" style:family="text">
      <style:text-properties fo:color="#000000" style:text-line-through-style="solid" style:font-name="Times New Roman" fo:font-size="12pt" fo:font-style="normal" style:font-name-asian="Menlo-Regular" style:font-size-asian="12pt" style:font-style-asian="normal" style:font-name-complex="Menlo-Regular" style:font-size-complex="12pt" style:font-style-complex="normal"/>
    </style:style>
    <style:style style:name="T12" style:family="text">
      <style:text-properties fo:color="#000000" style:font-name="ArialMT" fo:font-size="8pt" fo:font-style="normal" style:font-name-asian="Menlo-Regular" style:font-style-asian="normal" style:font-name-complex="Menlo-Regular" style:font-style-complex="normal"/>
    </style:style>
    <style:style style:name="T13" style:family="text">
      <style:text-properties fo:color="#000000" style:font-name="ArialMT" fo:font-size="8pt" fo:font-style="normal" style:font-name-asian="Menlo-Regular" style:font-size-asian="12pt" style:font-style-asian="normal" style:font-name-complex="Menlo-Regular" style:font-size-complex="12pt" style:font-style-complex="normal"/>
    </style:style>
    <style:style style:name="T14" style:family="text">
      <style:text-properties fo:color="#000000" fo:font-size="5pt" fo:font-style="normal" style:font-name-asian="Menlo-Regular" style:font-size-asian="12pt" style:font-style-asian="normal" style:font-name-complex="Menlo-Regular" style:font-size-complex="12pt" style:font-style-complex="normal"/>
    </style:style>
    <style:style style:name="T15" style:family="text">
      <style:text-properties fo:color="#000000" fo:font-style="normal" style:font-name-asian="Menlo-Regular" style:font-style-asian="normal" style:font-name-complex="Menlo-Regular" style:font-style-complex="normal"/>
    </style:style>
    <style:style style:name="T16" style:family="text">
      <style:text-properties fo:color="#000000" fo:font-style="normal" style:font-name-asian="Menlo-Regular" style:font-size-asian="12pt" style:font-style-asian="normal" style:font-name-complex="Menlo-Regular" style:font-size-complex="12pt" style:font-style-complex="normal"/>
    </style:style>
    <style:style style:name="T17" style:family="text">
      <style:text-properties fo:color="#0000ff" style:font-name="ArialMT" fo:font-size="8pt"/>
    </style:style>
    <style:style style:name="T18" style:family="text">
      <style:text-properties style:font-name="ArialMT" fo:font-size="5pt"/>
    </style:style>
    <style:style style:name="T19" style:family="text">
      <style:text-properties style:font-name="ArialMT" fo:font-size="8pt" fo:font-style="normal" style:font-name-asian="Menlo-Regular" style:font-style-asian="normal" style:font-name-complex="Menlo-Regular" style:font-style-complex="normal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style:font-name-asian="Menlo-Regular" style:font-size-asian="12pt" style:font-style-asian="normal" style:font-name-complex="Menlo-Regular" style:font-size-complex="12pt" style:font-style-complex="normal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pstone data wrangling</text:p>
      <text:list xml:id="list4145554199180654122" text:style-name="L4">
        <text:list-item>
          <text:p text:style-name="P4"><text:span text:style-name="T4">Created a smaller test file with </text:span><text:span text:style-name="T7">head -100 36361-0001-Data.tsv &gt; lilWordData.csv</text:span></text:p>
        </text:list-item>
        <text:list-item>
          <text:p text:style-name="P4"><text:span text:style-name="T8">Open with OpenOffice Calc spreadsheet – get error that max # of columns exceeded</text:span></text:p>
        </text:list-item>
      </text:list>
      <text:list xml:id="list9096647811592727504" text:style-name="L6">
        <text:list-item>
          <text:list>
            <text:list-item>
              <text:p text:style-name="P2"><text:span text:style-name="T1">Looks like a spreadsheet – no weird chars or empty blocks</text:span></text:p>
            </text:list-item>
            <text:list-item>
              <text:p text:style-name="P2"><draw:frame draw:style-name="fr1" draw:name="Object1" text:anchor-type="paragraph" svg:width="6.4165in" svg:height="4.1736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      </text:list-item>
          </text:list>
        </text:list-item>
      </text:list>
      <text:list xml:id="list988056501" text:continue-list="list4145554199180654122" text:style-name="L4">
        <text:list-item>
          <text:p text:style-name="P4"><text:span text:style-name="T8">Open with pandas</text:span></text:p>
        </text:list-item>
      </text:list>
      <text:list xml:id="list4633121273928878260" text:style-name="L7">
        <text:list-item>
          <text:list>
            <text:list-item>
              <text:p text:style-name="P5"><text:span text:style-name="T8">Prelim attempts not readable like a normal pandas table</text:span></text:p>
            </text:list-item>
            <text:list-item>
              <text:p text:style-name="P5"><text:span text:style-name="T8">Google </text:span><text:span text:style-name="T11">“how to make csv file readable for pandas”</text:span><text:span text:style-name="T8"> “how to make csv file space separation pandas”</text:span></text:p>
              <text:p text:style-name="P5"><text:span text:style-name="T8">Result = </text:span><text:a xlink:type="simple" xlink:href="http://stackoverflow.com/questions/19632075/how-to-read-file-with-space-separated-values" text:style-name="Internet_20_link" text:visited-style-name="Visited_20_Internet_20_Link">http://stackoverflow.com/questions/19632075/how-to-read-file-with-space-separated-values</text:a></text:p>
              <text:p text:style-name="P5"/>
              <text:p text:style-name="P5"><text:span text:style-name="T7">pd.read_csv('lilWordData.csv',delim_whitespace=True)</text:span></text:p>
            </text:list-item>
            <text:list-item>
              <text:p text:style-name="P5"><text:span text:style-name="T20"># of columns = 3148</text:span></text:p>
              <text:p text:style-name="P5"><text:span text:style-name="T8"/></text:p>
            </text:list-item>
          </text:list>
        </text:list-item>
      </text:list>
      <text:list xml:id="list1670653924" text:continue-list="list988056501" text:style-name="L4">
        <text:list-item>
          <text:p text:style-name="P4"><text:span text:style-name="T8">Isolate desired columns (defined in 36361-0001-Codebook.pdf)</text:span></text:p>
        </text:list-item>
      </text:list>
      <text:list xml:id="list3260363041163539726" text:style-name="L8">
        <text:list-item>
          <text:list>
            <text:list-item>
              <text:p text:style-name="P10"><text:span text:style-name="T15">ALCLIMIT </text:span></text:p>
              <text:p text:style-name="P10"><text:span text:style-name="T15">During the past 12 months, did you try to set limits on how often or how much alcohol you would drink? </text:span></text:p>
            </text:list-item>
            <text:list-item>
              <text:p text:style-name="P10"><text:span text:style-name="T3">ALCKPLMT</text:span></text:p>
              <text:p text:style-name="P10"><text:span text:style-name="T15">Were you able to keep to the limits you set, or did you often drink more than you intended to? </text:span></text:p>
            </text:list-item>
            <text:list-item>
              <text:p text:style-name="P10"><text:span text:style-name="T15">ALCCUTDN </text:span></text:p>
              <text:p text:style-name="P10"><text:span text:style-name="T15">During the past 12 months, did you want to or try to cut down or stop drinking alcohol? </text:span></text:p>
            </text:list-item>
            <text:list-item>
              <text:p text:style-name="P10"><text:soft-page-break/><text:span text:style-name="T3">ALCCUTEV</text:span></text:p>
              <text:p text:style-name="P11"><text:span text:style-name="T15">During the past 12 months, were you able to cut down or stop drinking alcohol every time you wanted <text:s/></text:span>to or tried to? </text:p>
            </text:list-item>
            <text:list-item>
              <text:p text:style-name="P9"><text:span text:style-name="T15">MRJLIMIT </text:span></text:p>
              <text:p text:style-name="P9"><text:span text:style-name="T15">During the past 12 months, did you try to set limits on how often or how much marijuana or hashish you would use? </text:span></text:p>
            </text:list-item>
            <text:list-item>
              <text:p text:style-name="P9"><text:span text:style-name="T15">MRJKPLMT </text:span></text:p>
              <text:p text:style-name="P9"><text:span text:style-name="T15">Were you able to keep to the limits you set, or did you often use marijuana or hashish more than you intended to? </text:span></text:p>
            </text:list-item>
            <text:list-item>
              <text:p text:style-name="P9"><text:span text:style-name="T15">MRJCUTDN </text:span></text:p>
            </text:list-item>
            <text:list-item>
              <text:p text:style-name="P9"><text:span text:style-name="T15">During the past 12 months, did you want to or try to cut down or stop using marijuana or hashish? </text:span></text:p>
            </text:list-item>
            <text:list-item>
              <text:p text:style-name="P9"><text:span text:style-name="T15">During the past 12 months, were you able to cut down or stop using marijuana or hashish every time you wanted to or tried to? </text:span></text:p>
            </text:list-item>
          </text:list>
        </text:list-item>
      </text:list>
      <text:p text:style-name="P7">MRJCUTEV </text:p>
      <text:list xml:id="list80416364" text:continue-numbering="true" text:style-name="L8">
        <text:list-item>
          <text:list>
            <text:list-item>
              <text:p text:style-name="P9"><text:span text:style-name="T15">During the past 12 months, were you able to cut down or stop using marijuana or hashish every time you wanted to or tried to? </text:span></text:p>
            </text:list-item>
          </text:list>
        </text:list-item>
      </text:list>
      <text:p text:style-name="P7">MRJCUTEV </text:p>
      <text:list xml:id="list539216006" text:continue-numbering="true" text:style-name="L8">
        <text:list-item>
          <text:list>
            <text:list-item>
              <text:p text:style-name="P9"><text:span text:style-name="T15">During the past 12 months, did you try to set limits on how often or how much [COKEFILL] you would use? </text:span></text:p>
            </text:list-item>
          </text:list>
        </text:list-item>
      </text:list>
      <text:p text:style-name="Text_20_body"><text:span text:style-name="T17">COCLIMIT</text:span><text:span text:style-name="T18">1 </text:span></text:p>
      <text:list xml:id="list2118506370" text:continue-numbering="true" text:style-name="L8">
        <text:list-item>
          <text:list>
            <text:list-item>
              <text:p text:style-name="P9"><text:span text:style-name="T15">Were you able to keep to the limits you set, or did you often use [COKEFILL] more than you intended to? </text:span></text:p>
            </text:list-item>
          </text:list>
        </text:list-item>
      </text:list>
      <text:p text:style-name="P7">COCKPLMT </text:p>
      <text:list xml:id="list206293551" text:continue-numbering="true" text:style-name="L8">
        <text:list-item>
          <text:list>
            <text:list-item>
              <text:p text:style-name="P9"><text:span text:style-name="T15">COCCUTDN </text:span></text:p>
            </text:list-item>
            <text:list-item>
              <text:p text:style-name="P9"><text:span text:style-name="T15">During the past </text:span><text:span text:style-name="T15"><text:s/>12 months, did you want to or try to cut down or stop using [COKEFILL] </text:span></text:p>
            </text:list-item>
            <text:list-item>
              <text:p text:style-name="P12"><text:span text:style-name="T13">During the past </text:span><text:span text:style-name="T12">12 months, were you able to cut down or stop using [COKEFILL] every time you wanted to or tried to </text:span></text:p>
            </text:list-item>
            <text:list-item>
              <text:p text:style-name="P10"><text:span text:style-name="T19">COCCUTEV </text:span></text:p>
            </text:list-item>
            <text:list-item>
              <text:p text:style-name="P9"><text:span text:style-name="T15">During the past 12 months, did you try to set limits on how often or how much heroin you would use? </text:span></text:p>
            </text:list-item>
          </text:list>
        </text:list-item>
      </text:list>
      <text:p text:style-name="Text_20_body"><text:span text:style-name="T17">HERLIMIT</text:span><text:span text:style-name="T18">1 </text:span></text:p>
      <text:list xml:id="list885705620" text:continue-numbering="true" text:style-name="L8">
        <text:list-item>
          <text:list>
            <text:list-item>
              <text:p text:style-name="P9"><text:span text:style-name="T15">Were you able to keep to the limits you set, or did you often use heroin more than you intended to? </text:span></text:p>
            </text:list-item>
          </text:list>
        </text:list-item>
      </text:list>
      <text:p text:style-name="P7">HERKPLMT </text:p>
      <text:list xml:id="list1593798204" text:continue-numbering="true" text:style-name="L8">
        <text:list-item>
          <text:list>
            <text:list-item>
              <text:p text:style-name="P9"><text:span text:style-name="T15">During the past 12 months, did you want to or try to cut down or stop using heroin? </text:span></text:p>
            </text:list-item>
          </text:list>
        </text:list-item>
      </text:list>
      <text:p text:style-name="P7">HERCUTDN </text:p>
      <text:list xml:id="list1151485818" text:continue-numbering="true" text:style-name="L8">
        <text:list-item>
          <text:list>
            <text:list-item>
              <text:p text:style-name="P9"><text:span text:style-name="T15">During the past 12 months, were you able to cut down or stop using heroin every time you wanted to or tried to? </text:span></text:p>
            </text:list-item>
          </text:list>
        </text:list-item>
      </text:list>
      <text:p text:style-name="P7">HERCUTEV </text:p>
      <text:list xml:id="list1795600230" text:continue-numbering="true" text:style-name="L8">
        <text:list-item>
          <text:list>
            <text:list-item>
              <text:p text:style-name="P9"><text:span text:style-name="T15">During the past 12 months, did you cut down or stop using heroin at least one time? </text:span></text:p>
            </text:list-item>
          </text:list>
        </text:list-item>
      </text:list>
      <text:p text:style-name="P7">HERCUT1X </text:p>
      <text:list xml:id="list1961458187" text:continue-numbering="true" text:style-name="L8">
        <text:list-item>
          <text:list>
            <text:list-item>
              <text:p text:style-name="P10"><text:span text:style-name="T15"/></text:p>
              <text:p text:style-name="P8"><text:span text:style-name="T8">hallucinogens</text:span></text:p>
              <text:p text:style-name="P6"><text:span text:style-name="T8">inhalants</text:span></text:p>
            </text:list-item>
            <text:list-item>
              <text:p text:style-name="P6"><text:span text:style-name="T8">analgesics</text:span></text:p>
            </text:list-item>
            <text:list-item>
              <text:p text:style-name="P6"><text:span text:style-name="T8">tranquilizers</text:span></text:p>
            </text:list-item>
            <text:list-item>
              <text:p text:style-name="P6"><text:span text:style-name="T8">stimulents</text:span></text:p>
            </text:list-item>
            <text:list-item>
              <text:p text:style-name="P6"><text:span text:style-name="T8">sedatives</text:span></text:p>
            </text:list-item>
          </text:list>
        </text:list-item>
      </text:list>
      <text:list xml:id="list2102367680" text:continue-list="list1670653924" text:style-name="L4">
        <text:list-item>
          <text:p text:style-name="P4"><text:span text:style-name="T8">next</text:span></text:p>
        </text:list-item>
      </text:list>
      <text:list xml:id="list6703885393534589010" text:style-name="L5">
        <text:list-header>
          <text:p text:style-name="P1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/>
    <style:font-face style:name="Menlo-Regular" svg:font-family="Menlo-Regular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 Rubin</meta:initial-creator>
    <meta:creation-date>2017-04-25T15:10:58</meta:creation-date>
    <dc:date>2017-04-25T17:28:43</dc:date>
    <dc:creator>Ada Rubin</dc:creator>
    <meta:editing-duration>PT31M54S</meta:editing-duration>
    <meta:editing-cycles>2</meta:editing-cycles>
    <meta:generator>OpenOffice/4.1.3$Unix OpenOffice.org_project/413m1$Build-9783</meta:generator>
    <meta:document-statistic meta:table-count="0" meta:image-count="0" meta:object-count="1" meta:page-count="2" meta:paragraph-count="54" meta:word-count="533" meta:character-count="27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8634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6626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ASEID</text:p>
          </table:table-cell>
          <table:table-cell office:value-type="string">
            <text:p>QUESTID2</text:p>
          </table:table-cell>
          <table:table-cell office:value-type="string">
            <text:p>CIGEVER</text:p>
          </table:table-cell>
          <table:table-cell office:value-type="string">
            <text:p>CIGOFRSM</text:p>
          </table:table-cell>
          <table:table-cell office:value-type="string">
            <text:p>CIGWILYR</text:p>
          </table:table-cell>
          <table:table-cell office:value-type="string">
            <text:p>CIGTRY</text:p>
          </table:table-cell>
          <table:table-cell office:value-type="string">
            <text:p>CIGYFU</text:p>
          </table:table-cell>
          <table:table-cell office:value-type="string">
            <text:p>CIGMFU</text:p>
          </table:table-cell>
          <table:table-cell office:value-type="string">
            <text:p>CIGRE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314767">
            <text:p>85314767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9999">
            <text:p>9999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40983">
            <text:p>16240983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9999">
            <text:p>999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206287">
            <text:p>95206287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1546127">
            <text:p>91546127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902390">
            <text:p>43902390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475425">
            <text:p>1647542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07509">
            <text:p>28607509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88840">
            <text:p>2768884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642490">
            <text:p>45642490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199120">
            <text:p>5719912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846757">
            <text:p>82846757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673804">
            <text:p>3167380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692998">
            <text:p>99692998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9999">
            <text:p>9999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699145">
            <text:p>81699145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9999">
            <text:p>999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837325">
            <text:p>51837325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623755">
            <text:p>47623755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9999">
            <text:p>9999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381044">
            <text:p>56381044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994">
            <text:p>994</text:p>
          </table:table-cell>
          <table:table-cell office:value-type="float" office:value="9994">
            <text:p>999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7107154">
            <text:p>67107154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9999">
            <text:p>999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9015615">
            <text:p>89015615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9">
            <text:p>19</text:p>
          </table:table-cell>
          <table:table-cell office:value-type="float" office:value="9999">
            <text:p>999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386978">
            <text:p>4138697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2069673">
            <text:p>5206967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7843469">
            <text:p>97843469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float" office:value="9999">
            <text:p>999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690078">
            <text:p>31690078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5653267">
            <text:p>65653267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994">
            <text:p>994</text:p>
          </table:table-cell>
          <table:table-cell office:value-type="float" office:value="9994">
            <text:p>9994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3988737">
            <text:p>63988737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float" office:value="991">
            <text:p>991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91">
            <text:p>9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4/25/2017</text:date>, <text:time>15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